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ardana1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verdana" svg:font-family="verdana" style:font-family-generic="swiss"/>
    <style:font-face style:name="Liberation Serif1" svg:font-family="'Liberation Serif'" style:font-pitch="variable"/>
    <style:font-face style:name="vardana2" svg:font-family="vardana" style:font-pitch="variable"/>
    <style:font-face style:name="Albertus Extra Bold" svg:font-family="'Albertus Extra Bold'" style:font-family-generic="roman" style:font-pitch="variable"/>
    <style:font-face style:name="Droid Sans Fallback1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ardana" svg:font-family="vardana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16cm" fo:margin-left="-0.011cm" fo:margin-top="0cm" fo:margin-bottom="0cm" table:align="left" style:writing-mode="lr-tb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style:min-row-height="0.497cm" fo:keep-together="auto"/>
    </style:style>
    <style:style style:name="Table1.A1" style:family="table-cell">
      <style:table-cell-properties style:vertical-align="middle"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e1.3" style:family="table-row">
      <style:table-row-properties style:min-row-height="0.101cm" fo:keep-together="auto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995cm" table:align="left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text-properties style:font-name="verdana" fo:font-size="9pt" officeooo:rsid="002f92ea" officeooo:paragraph-rsid="0058400d" style:font-size-asian="9pt" style:font-size-complex="9pt"/>
    </style:style>
    <style:style style:name="P3" style:family="paragraph" style:parent-style-name="Table_20_Contents">
      <style:text-properties style:font-name="verdana" fo:font-size="9pt" officeooo:rsid="002f92ea" officeooo:paragraph-rsid="00442c30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9pt" officeooo:rsid="002f92ea" officeooo:paragraph-rsid="00479311" style:font-size-asian="9pt" style:font-size-complex="9pt"/>
    </style:style>
    <style:style style:name="P5" style:family="paragraph" style:parent-style-name="Table_20_Contents">
      <style:text-properties style:font-name="verdana" fo:font-size="9pt" officeooo:rsid="002f92ea" officeooo:paragraph-rsid="0037f377" style:font-size-asian="9pt" style:font-size-complex="9pt"/>
    </style:style>
    <style:style style:name="P6" style:family="paragraph" style:parent-style-name="Table_20_Contents">
      <style:text-properties style:font-name="verdana" fo:font-size="9pt" officeooo:rsid="00819e6b" officeooo:paragraph-rsid="0086462b" style:font-name-asian="Times New Roman1" style:font-size-asian="9pt" style:font-name-complex="Times New Roman1" style:font-size-complex="9pt"/>
    </style:style>
    <style:style style:name="P7" style:family="paragraph" style:parent-style-name="Table_20_Contents">
      <style:text-properties style:font-name="verdana" fo:font-size="9pt" officeooo:paragraph-rsid="0085a90b" style:font-name-asian="Times New Roman1" style:font-size-asian="9pt" style:font-name-complex="Times New Roman1" style:font-size-complex="9pt"/>
    </style:style>
    <style:style style:name="P8" style:family="paragraph" style:parent-style-name="Standard">
      <style:paragraph-properties fo:margin-top="0.423cm" fo:margin-bottom="0.212cm" loext:contextual-spacing="false" fo:line-height="100%" fo:text-align="center" style:justify-single-word="false"/>
      <style:text-properties fo:text-transform="uppercase" fo:color="#002060" style:font-name="Verdana" fo:font-size="8pt" fo:language="es" fo:country="ES" fo:font-weight="bold" officeooo:paragraph-rsid="00310e2e" style:font-size-asian="8pt" style:font-weight-asian="bold" style:font-size-complex="8pt"/>
    </style:style>
    <style:style style:name="P9" style:family="paragraph" style:parent-style-name="Title">
      <style:paragraph-properties fo:line-height="100%" fo:text-align="center" style:justify-single-word="false"/>
      <style:text-properties officeooo:paragraph-rsid="00310e2e"/>
    </style:style>
    <style:style style:name="P10" style:family="paragraph" style:parent-style-name="Standard">
      <style:paragraph-properties fo:margin-left="0.127cm" fo:margin-right="0cm" fo:margin-top="0cm" fo:margin-bottom="0cm" loext:contextual-spacing="false" fo:line-height="100%" fo:text-indent="0cm" style:auto-text-indent="false"/>
      <style:text-properties fo:text-transform="uppercase" fo:color="#002060" style:font-name="Verdana" fo:font-size="8pt" fo:language="es" fo:country="ES" fo:font-weight="bold" style:font-size-asian="8pt" style:font-weight-asian="bold" style:font-size-complex="8pt"/>
    </style:style>
    <style:style style:name="P11" style:family="paragraph" style:parent-style-name="Header">
      <style:paragraph-properties fo:text-align="start" style:justify-single-word="false"/>
    </style:style>
    <style:style style:name="P12" style:family="paragraph" style:parent-style-name="Footer">
      <style:paragraph-properties fo:text-align="end" style:justify-single-word="false"/>
      <style:text-properties fo:color="#004586" style:font-name="Verdana" fo:font-size="6pt" fo:font-weight="bold" officeooo:rsid="00310e2e" officeooo:paragraph-rsid="00310e2e" fo:background-color="transparent" style:font-name-asian="Times New Roman1" style:font-size-asian="6pt" style:font-weight-asian="bold" style:font-name-complex="Times New Roman1" style:font-size-complex="6pt" style:font-weight-complex="bold"/>
    </style:style>
    <style:style style:name="P13" style:family="paragraph" style:parent-style-name="Footer">
      <style:text-properties fo:color="#000000" style:font-name="Verdana" fo:font-size="8pt" fo:font-weight="bold" officeooo:paragraph-rsid="00310e2e" style:font-name-asian="Times New Roman1" style:font-size-asian="8pt" style:font-weight-asian="bold" style:font-name-complex="Times New Roman1" style:font-size-complex="9pt" style:font-weight-complex="bold"/>
    </style:style>
    <style:style style:name="P14" style:family="paragraph" style:parent-style-name="Standard">
      <style:text-properties fo:color="#17365d" style:font-name="verdana" fo:font-size="12pt" fo:font-weight="bold" officeooo:paragraph-rsid="001ce1d2" style:font-name-asian="Times New Roman1" style:font-size-asian="12pt" style:font-weight-asian="bold" style:font-name-complex="Times New Roman1" style:font-size-complex="12pt" style:font-weight-complex="bold"/>
    </style:style>
    <style:style style:name="P15" style:family="paragraph" style:parent-style-name="Standard">
      <style:text-properties fo:color="#17365d" style:font-name="verdana" fo:font-size="9pt" fo:font-weight="bold" officeooo:paragraph-rsid="0085a90b" style:font-name-asian="Times New Roman1" style:font-size-asian="9pt" style:font-weight-asian="bold" style:font-name-complex="Times New Roman1" style:font-size-complex="9pt" style:font-weight-complex="bold"/>
    </style:style>
    <style:style style:name="P16" style:family="paragraph" style:parent-style-name="Standard">
      <style:text-properties fo:color="#17365d" style:font-name="verdana" fo:font-size="9pt" fo:font-weight="bold" officeooo:rsid="006dacdf" officeooo:paragraph-rsid="0085a90b" style:font-name-asian="Times New Roman1" style:font-size-asian="9pt" style:font-weight-asian="bold" style:font-name-complex="Times New Roman1" style:font-size-complex="9pt" style:font-weight-complex="bold"/>
    </style:style>
    <style:style style:name="P17" style:family="paragraph" style:parent-style-name="Standard">
      <style:text-properties style:font-name="verdana"/>
    </style:style>
    <style:style style:name="P18" style:family="paragraph" style:parent-style-name="Standard">
      <style:text-properties style:font-name="verdana" fo:font-size="12pt" officeooo:paragraph-rsid="001ce1d2" style:font-size-asian="12pt" style:font-size-complex="12pt"/>
    </style:style>
    <style:style style:name="P19" style:family="paragraph" style:parent-style-name="Standard">
      <style:text-properties style:font-name="verdana" fo:font-size="12pt" officeooo:paragraph-rsid="002b85d9" style:font-size-asian="12pt" style:font-size-complex="12pt"/>
    </style:style>
    <style:style style:name="P20" style:family="paragraph" style:parent-style-name="Standard">
      <style:text-properties style:font-name="verdana" fo:font-size="12pt" officeooo:paragraph-rsid="0090726c" style:font-size-asian="12pt" style:font-size-complex="12pt"/>
    </style:style>
    <style:style style:name="P21" style:family="paragraph" style:parent-style-name="Standard">
      <style:text-properties style:font-name="verdana" fo:font-size="9pt" officeooo:rsid="007784d4" officeooo:paragraph-rsid="007784d4" style:font-size-asian="9pt" style:font-size-complex="9pt"/>
    </style:style>
    <style:style style:name="P22" style:family="paragraph" style:parent-style-name="Standard">
      <style:text-properties style:font-name="verdana" officeooo:paragraph-rsid="00920d7c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verdana" fo:font-size="9pt" fo:font-style="normal" officeooo:paragraph-rsid="001ce1d2" style:font-size-asian="9pt" style:font-style-asian="normal" style:font-size-complex="9pt" style:font-style-complex="normal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verdana" fo:font-size="9pt" fo:font-style="normal" officeooo:paragraph-rsid="002ade15" style:font-size-asian="9pt" style:font-style-asian="normal" style:font-size-complex="9pt" style:font-style-complex="normal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verdana" fo:font-size="9pt" officeooo:paragraph-rsid="002ade15" style:font-size-asian="9pt" style:font-size-complex="9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verdana" fo:font-size="12pt" officeooo:rsid="002c8e5c" officeooo:paragraph-rsid="002c8e5c" style:font-size-asian="12pt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color="#17365d" style:font-name="verdana" fo:font-size="9pt" fo:font-weight="bold" officeooo:paragraph-rsid="002c8e5c" style:font-name-asian="Times New Roman1" style:font-size-asian="9pt" style:font-weight-asian="bold" style:font-name-complex="Times New Roman1" style:font-size-complex="9pt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17365d" style:font-name="verdana" fo:font-size="9pt" fo:font-weight="bold" officeooo:paragraph-rsid="002c8e5c" style:font-name-asian="Times New Roman1" style:font-size-asian="9pt" style:font-weight-asian="bold" style:font-name-complex="Times New Roman1" style:font-size-complex="9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17365d" style:font-name="verdana" fo:font-size="9pt" fo:font-weight="bold" officeooo:paragraph-rsid="0085a90b" style:font-name-asian="Times New Roman1" style:font-size-asian="9pt" style:font-weight-asian="bold" style:font-name-complex="Times New Roman1" style:font-size-complex="9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color="#17365d" style:font-name="verdana" fo:font-size="9pt" fo:font-weight="bold" officeooo:paragraph-rsid="002fbab9" style:font-name-asian="Times New Roman1" style:font-size-asian="9pt" style:font-weight-asian="bold" style:font-name-complex="Times New Roman1" style:font-size-complex="9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color="#17365d" style:font-name="verdana" fo:font-size="9pt" fo:font-weight="bold" officeooo:paragraph-rsid="0085a90b" style:font-name-asian="Times New Roman1" style:font-size-asian="9pt" style:font-weight-asian="bold" style:font-name-complex="Times New Roman1" style:font-size-complex="9pt" style:font-weight-complex="bold"/>
    </style:style>
    <style:style style:name="P32" style:family="paragraph" style:parent-style-name="Standard">
      <style:paragraph-properties fo:break-before="page"/>
      <style:text-properties fo:color="#17365d" style:font-name="verdana" fo:font-size="9pt" fo:font-weight="bold" officeooo:rsid="006dacdf" officeooo:paragraph-rsid="0085a90b" style:font-name-asian="Times New Roman1" style:font-size-asian="9pt" style:font-weight-asian="bold" style:font-name-complex="Times New Roman1" style:font-size-complex="9pt" style:font-weight-complex="bold"/>
    </style:style>
    <style:style style:name="P33" style:family="paragraph" style:parent-style-name="Standard">
      <style:text-properties style:font-name="verdana" fo:font-size="12pt" officeooo:paragraph-rsid="0098e23d" style:font-size-asian="12pt" style:font-size-complex="12pt"/>
    </style:style>
    <style:style style:name="P34" style:family="paragraph" style:parent-style-name="Standard">
      <style:text-properties fo:color="#17365d" style:font-name="verdana" fo:font-size="12pt" fo:font-weight="bold" officeooo:paragraph-rsid="001ce1d2" style:font-name-asian="Times New Roman1" style:font-size-asian="12pt" style:font-weight-asian="bold" style:font-name-complex="Times New Roman1" style:font-size-complex="12pt" style:font-weight-complex="bold"/>
    </style:style>
    <style:style style:name="P35" style:family="paragraph" style:parent-style-name="Standard" style:master-page-name="Standard">
      <style:paragraph-properties style:page-number="auto"/>
      <style:text-properties fo:color="#17365d" style:font-name="verdana" fo:font-size="9pt" fo:font-weight="bold" officeooo:paragraph-rsid="001ce1d2" style:font-name-asian="Times New Roman1" style:font-size-asian="9pt" style:font-weight-asian="bold" style:font-name-complex="Times New Roman1" style:font-size-complex="9pt" style:font-weight-complex="bold"/>
    </style:style>
    <style:style style:name="P3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2060" style:font-name="Verdana" fo:font-size="6pt" style:font-size-asian="6pt" style:font-size-complex="6pt"/>
    </style:style>
    <style:style style:name="T2" style:family="text">
      <style:text-properties fo:color="#002060" style:font-name="Verdana" fo:font-size="6pt" fo:font-weight="normal" style:font-size-asian="6pt" style:font-weight-asian="normal" style:font-size-complex="6pt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>
      <style:text-properties fo:color="#000000" officeooo:rsid="001e2127" style:font-name-asian="Times New Roman1" style:font-name-complex="Times New Roman1"/>
    </style:style>
    <style:style style:name="T5" style:family="text">
      <style:text-properties fo:color="#000000" officeooo:rsid="001ce1d2" style:font-name-asian="Times New Roman1" style:font-name-complex="Times New Roman1"/>
    </style:style>
    <style:style style:name="T6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officeooo:rsid="0075de11" style:letter-kerning="true" style:font-style-asian="normal" style:font-weight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Liberation Serif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9" style:family="text">
      <style:text-properties fo:color="#17365d" fo:font-weight="bold" style:font-name-asian="Times New Roman1" style:font-weight-asian="bold" style:font-name-complex="Times New Roman1" style:font-weight-complex="bold"/>
    </style:style>
    <style:style style:name="T10" style:family="text">
      <style:text-properties fo:color="#17365d" fo:font-weight="bold" officeooo:rsid="0037f377" style:font-name-asian="Times New Roman1" style:font-weight-asian="bold" style:font-name-complex="Times New Roman1" style:font-weight-complex="bold"/>
    </style:style>
    <style:style style:name="T11" style:family="text">
      <style:text-properties fo:color="#17365d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T12" style:family="text">
      <style:text-properties fo:color="#17365d" fo:font-size="9pt" fo:font-weight="bold" officeooo:rsid="002b85d9" style:font-name-asian="Times New Roman1" style:font-size-asian="9pt" style:font-weight-asian="bold" style:font-name-complex="Times New Roman1" style:font-size-complex="9pt" style:font-weight-complex="bold"/>
    </style:style>
    <style:style style:name="T13" style:family="text">
      <style:text-properties fo:color="#17365d" fo:font-size="9pt" fo:font-weight="bold" officeooo:rsid="00353364" style:font-name-asian="Times New Roman1" style:font-size-asian="9pt" style:font-weight-asian="bold" style:font-name-complex="Times New Roman1" style:font-size-complex="9pt" style:font-weight-complex="bold"/>
    </style:style>
    <style:style style:name="T14" style:family="text">
      <style:text-properties fo:color="#17365d" fo:font-size="9pt" fo:font-weight="bold" officeooo:rsid="0037f377" style:font-name-asian="Times New Roman1" style:font-size-asian="9pt" style:font-weight-asian="bold" style:font-name-complex="Times New Roman1" style:font-size-complex="9pt" style:font-weight-complex="bold"/>
    </style:style>
    <style:style style:name="T15" style:family="text">
      <style:text-properties fo:color="#17365d" fo:font-size="9pt" fo:font-weight="bold" officeooo:rsid="007ea6ed" style:font-name-asian="Times New Roman1" style:font-size-asian="9pt" style:font-weight-asian="bold" style:font-name-complex="Times New Roman1" style:font-size-complex="9pt" style:font-weight-complex="bold"/>
    </style:style>
    <style:style style:name="T16" style:family="text">
      <style:text-properties fo:color="#17365d" fo:font-size="9pt" fo:font-weight="bold" officeooo:rsid="0098e23d" style:font-name-asian="Times New Roman1" style:font-size-asian="9pt" style:font-weight-asian="bold" style:font-name-complex="Times New Roman1" style:font-size-complex="9pt" style:font-weight-complex="bold"/>
    </style:style>
    <style:style style:name="T17" style:family="text">
      <style:text-properties fo:color="#17365d" fo:font-size="9pt" fo:font-style="italic" fo:font-weight="bold" style:font-name-asian="Times New Roman1" style:font-size-asian="9pt" style:font-style-asian="italic" style:font-weight-asian="bold" style:font-name-complex="Times New Roman1" style:font-size-complex="9pt" style:font-weight-complex="bold"/>
    </style:style>
    <style:style style:name="T18" style:family="text">
      <style:text-properties fo:color="#17365d" fo:font-size="7pt" fo:font-weight="bold" style:font-name-asian="Times New Roman1" style:font-size-asian="7pt" style:font-weight-asian="bold" style:font-name-complex="Times New Roman1" style:font-size-complex="9pt" style:font-weight-complex="bold"/>
    </style:style>
    <style:style style:name="T19" style:family="text">
      <style:text-properties fo:color="#17365d" fo:font-weight="normal" officeooo:rsid="0040ce69" style:font-name-asian="Times New Roman1" style:font-weight-asian="normal" style:font-name-complex="Times New Roman1" style:font-weight-complex="normal"/>
    </style:style>
    <style:style style:name="T20" style:family="text">
      <style:text-properties officeooo:rsid="002fbab9"/>
    </style:style>
    <style:style style:name="T21" style:family="text">
      <style:text-properties officeooo:rsid="0037a5a6"/>
    </style:style>
    <style:style style:name="T22" style:family="text">
      <style:text-properties officeooo:rsid="0040ce69"/>
    </style:style>
    <style:style style:name="T23" style:family="text">
      <style:text-properties officeooo:rsid="00496279"/>
    </style:style>
    <style:style style:name="T24" style:family="text">
      <style:text-properties officeooo:rsid="005a73d7"/>
    </style:style>
    <style:style style:name="T25" style:family="text">
      <style:text-properties officeooo:rsid="008550cb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vardana1" fo:font-size="9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9pt" style:language-asian="zh" style:country-asian="CN" style:font-style-asian="normal" style:font-weight-asian="normal" style:font-name-complex="Droid Sans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variant="normal" fo:text-transform="none" fo:color="#17365d" style:text-outline="false" style:text-line-through-style="none" style:text-line-through-type="none" style:text-position="0% 100%" style:font-name="Verdana" fo:font-size="9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Times New Roman" style:font-size-asian="9pt" style:language-asian="zh" style:country-asian="CN" style:font-style-asian="normal" style:font-weight-asian="bold" style:font-name-complex="Droid Sans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tracked-changes text:track-changes="false">
        <text:changed-region xml:id="ct84672816" text:id="ct84672816">
          <text:insertion>
            <office:change-info>
              <dc:creator>Unknown Author</dc:creator>
              <dc:date>2015-03-10T17:41:00</dc:date>
            </office:change-info>
          </text:insertion>
        </text:changed-region>
        <text:changed-region xml:id="ct84670640" text:id="ct84670640">
          <text:insertion>
            <office:change-info>
              <dc:creator>Unknown Author</dc:creator>
              <dc:date>2015-03-10T17:41:00</dc:date>
            </office:change-info>
          </text:insertion>
        </text:changed-region>
        <text:changed-region xml:id="ct84668960" text:id="ct84668960">
          <text:insertion>
            <office:change-info>
              <dc:creator>Unknown Author</dc:creator>
              <dc:date>2015-03-10T17:41:00</dc:date>
            </office:change-info>
          </text:insertion>
        </text:changed-region>
        <text:changed-region xml:id="ct85462352" text:id="ct85462352">
          <text:insertion>
            <office:change-info>
              <dc:creator>Unknown Author</dc:creator>
              <dc:date>2015-03-10T17:42:00</dc:date>
            </office:change-info>
          </text:insertion>
        </text:changed-region>
        <text:changed-region xml:id="ct85462160" text:id="ct85462160">
          <text:insertion>
            <office:change-info>
              <dc:creator>Unknown Author</dc:creator>
              <dc:date>2015-03-10T17:42:00</dc:date>
            </office:change-info>
          </text:insertion>
        </text:changed-region>
        <text:changed-region xml:id="ct161354464" text:id="ct161354464">
          <text:insertion>
            <office:change-info>
              <dc:creator>Unknown Author</dc:creator>
              <dc:date>2015-03-12T10:02:00</dc:date>
            </office:change-info>
          </text:insertion>
        </text:changed-region>
        <text:changed-region xml:id="ct84670832" text:id="ct84670832">
          <text:insertion>
            <office:change-info>
              <dc:creator>Unknown Author</dc:creator>
              <dc:date>2015-03-11T09:52:00</dc:date>
            </office:change-info>
          </text:insertion>
        </text:changed-region>
        <text:changed-region xml:id="ct85467184" text:id="ct85467184">
          <text:insertion>
            <office:change-info>
              <dc:creator>Unknown Author</dc:creator>
              <dc:date>2015-03-11T17:55:00</dc:date>
            </office:change-info>
          </text:insertion>
        </text:changed-region>
        <text:changed-region xml:id="ct140725200" text:id="ct140725200">
          <text:insertion>
            <office:change-info>
              <dc:creator>Unknown Author</dc:creator>
              <dc:date>2015-03-11T16:25:00</dc:date>
            </office:change-info>
          </text:insertion>
        </text:changed-region>
        <text:changed-region xml:id="ct140725392" text:id="ct140725392">
          <text:insertion>
            <office:change-info>
              <dc:creator>Unknown Author</dc:creator>
              <dc:date>2015-03-11T16:33:00</dc:date>
            </office:change-info>
          </text:insertion>
        </text:changed-region>
        <text:changed-region xml:id="ct165237792" text:id="ct165237792">
          <text:insertion>
            <office:change-info>
              <dc:creator>Unknown Author</dc:creator>
              <dc:date>2015-03-11T08:56:00</dc:date>
            </office:change-info>
          </text:insertion>
        </text:changed-region>
        <text:changed-region xml:id="ct85465296" text:id="ct85465296">
          <text:insertion>
            <office:change-info>
              <dc:creator>Unknown Author</dc:creator>
              <dc:date>2015-03-12T16:25:00</dc:date>
            </office:change-info>
          </text:insertion>
        </text:changed-region>
        <text:changed-region xml:id="ct161965216" text:id="ct161965216">
          <text:insertion>
            <office:change-info>
              <dc:creator>Unknown Author</dc:creator>
              <dc:date>2015-03-12T16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ANTECEDENTES</text:p>
      <text:p text:style-name="P14"><text:span text:style-name="T8">do section for i in grupos</text:span>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3"><text:span text:style-name="T9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4"><text:span text:style-name="T9">Proyecto-Código</text:span><text:span text:style-name="T3">: <text:s/></text:span><text:change-start text:change-id="ct84672816"/><text:span text:style-name="T5">Proyecto</text:span><text:span text:style-name="T4">['nombre']</text:span><text:change-end text:change-id="ct84672816"/><text:span text:style-name="T5"> </text:span>: <text:change-start text:change-id="ct84670640"/><text:span text:style-name="T5">Proyecto</text:span><text:span text:style-name="T4">['codigo']</text:span><text:change-end text:change-id="ct84670640"/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24"><text:span text:style-name="T9">Solicitado por</text:span><text:span text:style-name="T3">: </text:span><text:change-start text:change-id="ct84668960"/><text:span text:style-name="T4">Proyecto['persona']</text:span><text:change-end text:change-id="ct84668960"/></text:p>
          </table:table-cell>
          <table:table-cell table:style-name="Table1.A1" office:value-type="string">
            <text:p text:style-name="P24"><text:span text:style-name="T9">Fecha de Solicitud</text:span><text:span text:style-name="T3">: </text:span><text:change-start text:change-id="ct85462352"/><text:span text:style-name="T4">Proyecto['fecha_solicita']</text:span><text:change-end text:change-id="ct85462352"/></text:p>
          </table:table-cell>
        </table:table-row>
        <table:table-row table:style-name="Table1.1">
          <table:table-cell table:style-name="Table1.A1" table:number-columns-spanned="2" office:value-type="string">
            <text:p text:style-name="P25"><text:span text:style-name="T9">Fecha de entrega material</text:span><text:span text:style-name="T3">: </text:span><text:change-start text:change-id="ct85462160"/><text:span text:style-name="T4">Proyecto['fecha_entrega']</text:span><text:change-end text:change-id="ct85462160"/></text:p>
          </table:table-cell>
          <table:covered-table-cell/>
        </table:table-row>
      </table:table>
      <text:p text:style-name="P18"/>
      <text:p text:style-name="P33"><text:change-start text:change-id="ct161354464"/><text:span text:style-name="T11"><office:annotation><dc:creator>Unknown Author</dc:creator><dc:date>2015-03-12T10:02:01</dc:date><text:list text:style-name=""><text:list-item><text:p text:style-name="P36"><text:span text:style-name="T26">do section for i in grupos</text:span></text:p></text:list-item></text:list></office:annotation></text:span><text:change-end text:change-id="ct161354464"/><text:span text:style-name="T11">REQUERIMIENTOS ANAL</text:span><text:span text:style-name="T12">Í</text:span><text:span text:style-name="T11">TICOS (</text:span><text:span text:style-name="T17">llenar una hoja por matriz</text:span><text:span text:style-name="T11">). </text:span><text:span text:style-name="T16">S</text:span><text:span text:style-name="T11">ISTEMA A MUESTREAR: </text:span><text:change-start text:change-id="ct84670832"/><text:span text:style-name="T13">Data</text:span><text:span text:style-name="T14">[i]</text:span><text:span text:style-name="T13">['matriz']</text:span><text:change-end text:change-id="ct84670832"/></text:p>
      <text:section text:style-name="Sect1" text:name="Section Matriz 1">
        <text:p text:style-name="P19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26"><text:span text:style-name="T11">Cantidad </text:span><text:span text:style-name="T18">(Estaciones)</text:span></text:p>
            </table:table-cell>
            <table:table-cell table:style-name="Table2.A1" office:value-type="string">
              <text:p text:style-name="P27">Parámetros a contratar</text:p>
            </table:table-cell>
            <table:table-cell table:style-name="Table2.C1" office:value-type="string">
              <text:p text:style-name="P28">N total (n=<text:span text:style-name="T24">xx</text:span>)</text:p>
            </table:table-cell>
          </table:table-row>
          <table:table-row>
            <table:table-cell table:style-name="Table2.A2" office:value-type="string">
              <text:p text:style-name="P2"><text:change-start text:change-id="ct85467184"/>Data<text:span text:style-name="T22">[i]['datos'][j]</text:span>['<text:span text:style-name="T23">n_estaciones'</text:span>]<text:change-end text:change-id="ct85467184"/><office:annotation office:name="__Annotation__10856_1870438806"><dc:creator>Unknown Author</dc:creator><dc:date>2015-03-11T17:54:08</dc:date><text:list text:continue-numbering="true" text:style-name=""><text:list-item><text:p text:style-name="P36"><text:span text:style-name="T26">do row for j in int_n_datos[i]</text:span></text:p></text:list-item></text:list></office:annotation></text:p>
            </table:table-cell>
            <table:table-cell table:style-name="Table2.B2" office:value-type="string">
              <text:p text:style-name="P3"><text:change-start text:change-id="ct140725200"/>Data<text:span text:style-name="T22">[i]['datos'][j]</text:span>['parametro']<text:change-end text:change-id="ct140725200"/></text:p>
            </table:table-cell>
            <table:table-cell table:style-name="Table2.C2" office:value-type="string">
              <text:p text:style-name="P4"><text:change-start text:change-id="ct140725392"/>Data<text:span text:style-name="T19">[i]</text:span><text:span text:style-name="T21">['datos'][j]</text:span>['<text:span text:style-name="T23">replicas</text:span>']<text:change-end text:change-id="ct140725392"/><office:annotation-end office:name="__Annotation__10856_1870438806"/></text:p>
            </table:table-cell>
          </table:table-row>
        </table:table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27">Codificación de estaciones: </text:p>
            </table:table-cell>
          </table:table-row>
          <table:table-row>
            <table:table-cell table:style-name="Table3.A2" office:value-type="string">
              <text:p text:style-name="P5"><text:change-start text:change-id="ct165237792"/>Data<text:span text:style-name="T10">[i]</text:span>['estaciones']<text:change-end text:change-id="ct165237792"/></text:p>
            </table:table-cell>
          </table:table-row>
        </table:table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30"><text:span text:style-name="T20">Observaciones</text:span>: </text:p>
            </table:table-cell>
          </table:table-row>
          <table:table-row>
            <table:table-cell table:style-name="Table4.A2" office:value-type="string">
              <text:p text:style-name="P21"><office:annotation office:name="__Annotation__2387_1615771658"><dc:creator>Unknown Author</dc:creator><dc:date>2015-03-12T15:26:47</dc:date><text:list text:continue-numbering="true" text:style-name=""><text:list-item><text:p text:style-name="P36"><text:span text:style-name="T27">do text </text:span></text:p></text:list-item><text:list-item><text:p text:style-name="P36"><text:span text:style-name="T27">from <text:s/>xhtml(</text:span><text:span text:style-name="T28">Data</text:span><text:span text:style-name="T29">[i]</text:span><text:span text:style-name="T28">['observaciones']</text:span><text:span text:style-name="T27">)</text:span></text:p></text:list-item></text:list></office:annotation><text:span text:style-name="T7">O</text:span><text:span text:style-name="T6">bservaciones sobre matriz</text:span><office:annotation-end office:name="__Annotation__2387_1615771658"/></text:p>
            </table:table-cell>
          </table:table-row>
        </table:table>
        <text:p text:style-name="P22"><office:annotation office:name="__Annotation__13096_1615771658"><dc:creator>Unknown Author</dc:creator><dc:date>2015-03-12T16:37:48</dc:date><text:list text:continue-numbering="true" text:style-name=""><text:list-item><text:p text:style-name="P36"><text:span text:style-name="T27">do text if (loop.i.nb &lt; (loop.i.length-1))</text:span></text:p></text:list-item><text:list-item><text:p text:style-name="P36"><text:span text:style-name="T27">from '&lt;text:p text:style-name="podPageBreak"&gt;&lt;/text:p&gt;'</text:span></text:p></text:list-item></text:list></office:annotation><text:span text:style-name="T15">Nueva Pagina</text:span><office:annotation-end office:name="__Annotation__13096_1615771658"/></text:p>
      </text:section>
      <text:p text:style-name="P20"/>
      <text:section text:style-name="Sect1" text:name="Section Equipos">
        <text:p text:style-name="P32">MATERIALES O EQUIPOS REQUERIDOS </text:p>
        <text:p text:style-name="P15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29">Cantidad</text:p>
            </table:table-cell>
            <table:table-cell table:style-name="Table5.B1" office:value-type="string">
              <text:p text:style-name="P29">Equipos o instrumentos de muestreo</text:p>
            </table:table-cell>
          </table:table-row>
          <table:table-row>
            <table:table-cell table:style-name="Table5.A2" office:value-type="string">
              <text:p text:style-name="P6"><text:change-start text:change-id="ct85465296"/>EQU[<text:span text:style-name="T25">j</text:span>]['cantidad']<text:change-end text:change-id="ct85465296"/><office:annotation office:name="__Annotation__8587_1615771658"><dc:creator>Unknown Author</dc:creator><dc:date>2015-03-12T16:13:42</dc:date><text:list text:continue-numbering="true" text:style-name=""><text:list-item><text:p text:style-name="P36"><text:span text:style-name="T27">do row for j in g_equip</text:span></text:p></text:list-item></text:list></office:annotation></text:p>
            </table:table-cell>
            <table:table-cell table:style-name="Table5.B2" office:value-type="string">
              <text:p text:style-name="P6"><text:change-start text:change-id="ct161965216"/>EQU[<text:span text:style-name="T25">j</text:span>]['equipo']<text:change-end text:change-id="ct161965216"/><office:annotation-end office:name="__Annotation__8587_1615771658"/></text:p>
            </table:table-cell>
          </table:table-row>
        </table:table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1">Observaciones: <text:s/></text:p>
            </table:table-cell>
          </table:table-row>
          <table:table-row>
            <table:table-cell table:style-name="Table7.A2" office:value-type="string">
              <text:p text:style-name="P7"/>
            </table:table-cell>
          </table:table-row>
        </table:table>
        <text:p text:style-name="P16"/>
      </text:section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ardana1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verdana" svg:font-family="verdana" style:font-family-generic="swiss"/>
    <style:font-face style:name="Liberation Serif1" svg:font-family="'Liberation Serif'" style:font-pitch="variable"/>
    <style:font-face style:name="vardana2" svg:font-family="vardana" style:font-pitch="variable"/>
    <style:font-face style:name="Albertus Extra Bold" svg:font-family="'Albertus Extra Bold'" style:font-family-generic="roman" style:font-pitch="variable"/>
    <style:font-face style:name="Droid Sans Fallback1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ardana" svg:font-family="vardana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778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default-outline-level="" style:class="chapter">
      <style:paragraph-properties fo:margin-top="0cm" fo:margin-bottom="0cm" loext:contextual-spacing="false" fo:line-height="200%" fo:text-align="center" style:justify-single-word="false"/>
      <style:text-properties style:font-name="Albertus Extra Bold" fo:font-family="'Albertus Extra Bold'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1.596cm" style:rel-column-width="6153*"/>
    </style:style>
    <style:style style:name="Table6.B" style:family="table-column">
      <style:table-column-properties style:column-width="12.308cm" style:rel-column-width="47447*"/>
    </style:style>
    <style:style style:name="Table6.C" style:family="table-column">
      <style:table-column-properties style:column-width="3.096cm" style:rel-column-width="11935*"/>
    </style:style>
    <style:style style:name="Table6.1" style:family="table-row">
      <style:table-row-properties style:min-row-height="1.397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Standard">
      <style:paragraph-properties fo:margin-top="0.423cm" fo:margin-bottom="0.212cm" loext:contextual-spacing="false" fo:line-height="100%" fo:text-align="center" style:justify-single-word="false"/>
      <style:text-properties fo:text-transform="uppercase" fo:color="#002060" style:font-name="Verdana" fo:font-size="8pt" fo:language="es" fo:country="ES" fo:font-weight="bold" officeooo:paragraph-rsid="00310e2e" style:font-size-asian="8pt" style:font-weight-asian="bold" style:font-size-complex="8pt"/>
    </style:style>
    <style:style style:name="MP3" style:family="paragraph" style:parent-style-name="Title">
      <style:paragraph-properties fo:line-height="100%" fo:text-align="center" style:justify-single-word="false"/>
      <style:text-properties officeooo:paragraph-rsid="00310e2e"/>
    </style:style>
    <style:style style:name="MP4" style:family="paragraph" style:parent-style-name="Standard">
      <style:paragraph-properties fo:margin-left="0.127cm" fo:margin-right="0cm" fo:margin-top="0cm" fo:margin-bottom="0cm" loext:contextual-spacing="false" fo:line-height="100%" fo:text-indent="0cm" style:auto-text-indent="false"/>
      <style:text-properties fo:text-transform="uppercase" fo:color="#002060" style:font-name="Verdana" fo:font-size="8pt" fo:language="es" fo:country="ES" fo:font-weight="bold" style:font-size-asian="8pt" style:font-weight-asian="bold" style:font-size-complex="8pt"/>
    </style:style>
    <style:style style:name="MP5" style:family="paragraph" style:parent-style-name="Header">
      <style:paragraph-properties fo:text-align="start" style:justify-single-word="false"/>
    </style:style>
    <style:style style:name="MP6" style:family="paragraph" style:parent-style-name="Footer">
      <style:paragraph-properties fo:text-align="end" style:justify-single-word="false"/>
      <style:text-properties fo:color="#004586" style:font-name="Verdana" fo:font-size="6pt" fo:font-weight="bold" officeooo:rsid="00310e2e" officeooo:paragraph-rsid="00310e2e" fo:background-color="transparent" style:font-name-asian="Times New Roman1" style:font-size-asian="6pt" style:font-weight-asian="bold" style:font-name-complex="Times New Roman1" style:font-size-complex="6pt" style:font-weight-complex="bold"/>
    </style:style>
    <style:style style:name="MP7" style:family="paragraph" style:parent-style-name="Footer">
      <style:text-properties fo:color="#000000" style:font-name="Verdana" fo:font-size="8pt" fo:font-weight="bold" officeooo:paragraph-rsid="00310e2e" style:font-name-asian="Times New Roman1" style:font-size-asian="8pt" style:font-weight-asian="bold" style:font-name-complex="Times New Roman1" style:font-size-complex="9pt" style:font-weight-complex="bold"/>
    </style:style>
    <style:style style:name="MT1" style:family="text">
      <style:text-properties fo:color="#002060" style:font-name="Verdana" fo:font-size="6pt" style:font-size-asian="6pt" style:font-size-complex="6pt"/>
    </style:style>
    <style:style style:name="MT2" style:family="text">
      <style:text-properties fo:color="#002060" style:font-name="Verdana" fo:font-size="6pt" fo:font-weight="normal" style:font-size-asian="6pt" style:font-weight-asian="normal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1"><draw:frame draw:style-name="Mfr1" draw:name="Image2" text:anchor-type="paragraph" svg:x="0.011cm" svg:y="0cm" svg:width="1.439cm" svg:height="1.24cm" draw:z-index="1"><draw:image xlink:href="Pictures/10000201000000640000009743F3E799.png" xlink:type="simple" xlink:show="embed" xlink:actuate="onLoad"/></draw:frame></text:p>
            </table:table-cell>
            <table:table-cell table:style-name="Table6.A1" office:value-type="string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table:style-name="Table6.C1" office:value-type="string"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6:47:26.837369621</dc:date>
    <meta:editing-duration>PT23H30M18S</meta:editing-duration>
    <meta:editing-cycles>107</meta:editing-cycles>
    <meta:generator>LibreOffice/4.3.5.2.0$Linux_X86_64 LibreOffice_project/430m0$Build-2</meta:generator>
    <meta:document-statistic meta:table-count="7" meta:image-count="1" meta:object-count="0" meta:page-count="2" meta:paragraph-count="32" meta:word-count="118" meta:character-count="1018" meta:non-whitespace-character-count="926"/>
  </office:meta>
</office:document-meta>
</file>